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T Sans" svg:font-family="'PT Sans', Helvetica, Arial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paragraph-rsid="00131dc6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131dc6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1edb3b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Calibri" fo:font-size="11pt" officeooo:paragraph-rsid="0016febb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officeooo:rsid="00131dc6" officeooo:paragraph-rsid="00150b1a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officeooo:rsid="00131dc6" officeooo:paragraph-rsid="00131dc6" style:font-size-asian="11pt" style:font-size-complex="11pt"/>
    </style:style>
    <style:style style:name="P7" style:family="paragraph" style:parent-style-name="Standard">
      <style:paragraph-properties fo:line-height="150%"/>
      <style:text-properties style:font-name="Calibri" fo:font-size="11pt" officeooo:rsid="001aa212" officeooo:paragraph-rsid="001e67cf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alibri" fo:font-size="11pt" officeooo:rsid="001aa212" officeooo:paragraph-rsid="001edb3b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officeooo:paragraph-rsid="00131dc6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rsid="00150b1a" officeooo:paragraph-rsid="00150b1a" style:font-size-asian="11pt" style:font-weight-asian="bold" style:font-size-complex="11pt" style:font-weight-complex="bold"/>
    </style:style>
    <style:style style:name="T1" style:family="text">
      <style:text-properties fo:font-style="italic" officeooo:rsid="00178dae" style:font-style-asian="italic" style:font-style-complex="italic"/>
    </style:style>
    <style:style style:name="T2" style:family="text">
      <style:text-properties fo:font-style="italic" officeooo:rsid="001c0090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97d" style:font-weight-asian="bold" style:font-weight-complex="bold"/>
    </style:style>
    <style:style style:name="T5" style:family="text">
      <style:text-properties fo:font-weight="bold" officeooo:rsid="00249158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officeooo:rsid="00150b1a" style:font-weight-complex="bold"/>
    </style:style>
    <style:style style:name="T8" style:family="text">
      <style:text-properties officeooo:rsid="0016febb" style:font-weight-complex="bold"/>
    </style:style>
    <style:style style:name="T9" style:family="text">
      <style:text-properties officeooo:rsid="001c9487" style:font-weight-complex="bold"/>
    </style:style>
    <style:style style:name="T10" style:family="text">
      <style:text-properties officeooo:rsid="0020b7a4" style:font-weight-complex="bold"/>
    </style:style>
    <style:style style:name="T11" style:family="text">
      <style:text-properties fo:color="#000000" loext:opacity="100%" style:font-weight-complex="bold"/>
    </style:style>
    <style:style style:name="T12" style:family="text">
      <style:text-properties fo:color="#000000" loext:opacity="100%" officeooo:rsid="00150b1a" style:font-weight-complex="bold"/>
    </style:style>
    <style:style style:name="T13" style:family="text">
      <style:text-properties fo:color="#000000" loext:opacity="100%" officeooo:rsid="0016febb" style:font-weight-complex="bold"/>
    </style:style>
    <style:style style:name="T14" style:family="text">
      <style:text-properties fo:color="#000000" loext:opacity="100%" fo:language="en" fo:country="GB" style:letter-kerning="true"/>
    </style:style>
    <style:style style:name="T15" style:family="text">
      <style:text-properties fo:color="#000000" loext:opacity="100%" fo:language="en" fo:country="GB" style:letter-kerning="true" style:font-name-asian="Songti SC" style:language-asian="zh" style:country-asian="CN" style:font-name-complex="Arial Unicode MS" style:language-complex="hi" style:country-complex="IN" style:font-weight-complex="bold"/>
    </style:style>
    <style:style style:name="T16" style:family="text">
      <style:text-properties fo:color="#000000" loext:opacity="100%" fo:language="en" fo:country="GB" officeooo:rsid="00150b1a" style:letter-kerning="true" style:font-name-asian="Songti SC" style:language-asian="zh" style:country-asian="CN" style:font-name-complex="Arial Unicode MS" style:language-complex="hi" style:country-complex="IN" style:font-weight-complex="bold"/>
    </style:style>
    <style:style style:name="T17" style:family="text">
      <style:text-properties fo:color="#000000" loext:opacity="100%" fo:language="en" fo:country="GB" officeooo:rsid="0016febb" style:letter-kerning="true" style:font-name-asian="Songti SC" style:language-asian="zh" style:country-asian="CN" style:font-name-complex="Arial Unicode MS" style:language-complex="hi" style:country-complex="IN" style:font-weight-complex="bold"/>
    </style:style>
    <style:style style:name="T18" style:family="text">
      <style:text-properties fo:color="#000000" loext:opacity="100%" fo:language="en" fo:country="GB" officeooo:rsid="0016febb" style:letter-kerning="true" style:font-weight-complex="bold"/>
    </style:style>
    <style:style style:name="T19" style:family="text">
      <style:text-properties fo:font-style="normal" officeooo:rsid="001c0090" style:font-style-asian="normal" style:font-style-complex="normal"/>
    </style:style>
    <style:style style:name="T20" style:family="text">
      <style:text-properties officeooo:rsid="0016febb"/>
    </style:style>
    <style:style style:name="T21" style:family="text">
      <style:text-properties officeooo:rsid="00175661"/>
    </style:style>
    <style:style style:name="T22" style:family="text">
      <style:text-properties officeooo:rsid="00178dae"/>
    </style:style>
    <style:style style:name="T23" style:family="text">
      <style:text-properties officeooo:rsid="00189955"/>
    </style:style>
    <style:style style:name="T24" style:family="text">
      <style:text-properties officeooo:rsid="001c0090"/>
    </style:style>
    <style:style style:name="T25" style:family="text">
      <style:text-properties officeooo:rsid="001c9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METHODS</text:span></text:p>
      <text:p text:style-name="P6"><text:span text:style-name="T6"/></text:p>
      <text:p text:style-name="P10">Genbank files</text:p>
      <text:p text:style-name="P5"><text:span text:style-name="T10">I was provided the link to the </text:span><text:span text:style-name="T6">google drive </text:span><text:span text:style-name="T10">which had the files that I had to analyze. </text:span><text:span text:style-name="T6">I downloaded 21 genbank files (11 for gram-positive and 10 for gram-negative).</text:span></text:p>
      <text:p text:style-name="P2"><text:span text:style-name="T3">Calculations, </text:span><text:span text:style-name="T4">Plotting and Packages inf</text:span><text:span text:style-name="T5">ormation</text:span></text:p>
      <text:p text:style-name="P3"><text:span text:style-name="T8">Codes</text:span> w<text:span text:style-name="T20">ere written </text:span>to extract <text:span text:style-name="T21">information on location (start position, end position) and </text:span><text:span text:style-name="T22">desirable </text:span><text:span text:style-name="T21">qualifiers</text:span> <text:span text:style-name="T20">(Gene ID, Gene name, Locus tag, </text:span><text:span text:style-name="T21">strand orientation</text:span><text:span text:style-name="T20">) </text:span><text:span text:style-name="T21">of the feature keys </text:span><text:span text:style-name="T20">from the feature table of Genbank files </text:span><text:span text:style-name="T22">for all the genes present in them</text:span><text:span text:style-name="T20">. </text:span><text:span text:style-name="T22">All the genes where Gene ID or Gene name were absent were marked as </text:span><text:span text:style-name="T1">unavailable</text:span><text:span text:style-name="T22"> in our data. </text:span><text:span text:style-name="T23">Gene sequences were also extracted along with upstream- and downstream- flanking regions of length 200 bp and 203 bp (to account for 3 positions, i.e., boundary cases, while looking for motifs in the next step where otherwise it’d give zero count for those positions).</text:span></text:p>
      <text:p text:style-name="P8">The previously found upstream- and downstream- flanking regions of genes were searched for GAAG and GAAA motifs <text:span text:style-name="T24">and the starting positions for these motifs relative to the gene boundary (In 5`-3` direction, gene’s first base will have +1 position, so the upstream- flanking region will be from -200 to -1 and gene’s last base will have, say </text:span><text:span text:style-name="T2">n </text:span><text:span text:style-name="T19">is the length of the gene, +</text:span><text:span text:style-name="T2">n</text:span><text:span text:style-name="T19"> position, so the downstream- flanking region will be from </text:span><text:span text:style-name="T2">n</text:span><text:span text:style-name="T19">+1 to </text:span><text:span text:style-name="T2">n</text:span><text:span text:style-name="T19">+200</text:span><text:span text:style-name="T24">) were stored. </text:span><text:span text:style-name="T25">The counts of these motifs starting at each position in the flanking regions of 200 bp length were recorded. </text:span></text:p>
      <text:p text:style-name="P3"><text:span text:style-name="T9">These counts were then used to create line plots showing frequency of the motifs starting at a position relative to the start site, i.e., +1, of the gene.</text:span></text:p>
      <text:p text:style-name="P3"><text:span text:style-name="T8">For this part,</text:span><text:span text:style-name="T7"> the data analysis and visualizations were done using </text:span><text:span text:style-name="T8">Python </text:span><text:span text:style-name="T13">(v 3.8.12) </text:span><text:span text:style-name="T12">and some of its libraries-</text:span><text:span text:style-name="T13"> </text:span><text:span text:style-name="T18">p</text:span><text:span text:style-name="T17">andas (v 1.3.</text:span><text:span text:style-name="T16">3</text:span><text:span text:style-name="T17">),</text:span><text:span text:style-name="T13"> </text:span><text:span text:style-name="T12">BioPython</text:span><text:span text:style-name="T13"> (v 1.79),</text:span><text:span text:style-name="T12"> re module (v 2.2.1), and matplotlib (v 3.4.2), in Jupyter notebooks (v 6.4.3)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T Sans" svg:font-family="'PT Sans', Helvetica, Arial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30T23:15:46.351343958</meta:creation-date>
    <dc:date>2022-01-31T00:17:11.979140783</dc:date>
    <meta:editing-duration>PT28M42S</meta:editing-duration>
    <meta:editing-cycles>12</meta:editing-cycles>
    <meta:generator>LibreOffice/7.2.1.2$MacOSX_X86_64 LibreOffice_project/87b77fad49947c1441b67c559c339af8f3517e22</meta:generator>
    <meta:document-statistic meta:table-count="0" meta:image-count="0" meta:object-count="0" meta:page-count="1" meta:paragraph-count="8" meta:word-count="305" meta:character-count="1801" meta:non-whitespace-character-count="1502"/>
  </office:meta>
</office:document-meta>
</file>